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DECODE" svg:font-family="'AR DECODE'" style:font-pitch="variable"/>
    <style:font-face style:name="Bangkok" svg:font-family="Bangko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 DECODE" fo:font-size="54pt" officeooo:rsid="00136c3d" officeooo:paragraph-rsid="00136c3d" style:font-size-asian="54pt" style:font-size-complex="54pt"/>
    </style:style>
    <style:style style:name="P2" style:family="paragraph" style:parent-style-name="Standard">
      <loext:graphic-properties draw:fill="none"/>
      <style:paragraph-properties fo:margin-left="0.9366in" fo:margin-right="0.8752in" fo:line-height="115%" fo:text-align="center" style:justify-single-word="false" fo:text-indent="0in" style:auto-text-indent="false" fo:background-color="transparent"/>
      <style:text-properties officeooo:rsid="0011efd4" officeooo:paragraph-rsid="0012a461"/>
    </style:style>
    <style:style style:name="P3" style:family="paragraph" style:parent-style-name="Standard">
      <loext:graphic-properties draw:fill="none"/>
      <style:paragraph-properties fo:margin-left="0.9366in" fo:margin-right="0.8752in" fo:line-height="115%" fo:text-align="start" style:justify-single-word="false" fo:text-indent="0in" style:auto-text-indent="false" fo:background-color="transparent"/>
      <style:text-properties style:font-name="Bangkok" fo:font-size="12pt" officeooo:rsid="0011efd4" officeooo:paragraph-rsid="0012a461" style:font-size-asian="12pt" style:font-size-complex="12pt"/>
    </style:style>
    <style:style style:name="P4" style:family="paragraph" style:parent-style-name="Standard">
      <loext:graphic-properties draw:fill="none"/>
      <style:paragraph-properties fo:margin-left="0.9366in" fo:margin-right="0.8752in" fo:line-height="115%" fo:text-align="start" style:justify-single-word="false" fo:text-indent="0in" style:auto-text-indent="false" fo:background-color="transparent"/>
      <style:text-properties style:font-name="Bangkok" fo:font-size="12pt" officeooo:rsid="0011efd4" officeooo:paragraph-rsid="00136c3d" style:font-size-asian="12pt" style:font-size-complex="12pt"/>
    </style:style>
    <style:style style:name="P5" style:family="paragraph" style:parent-style-name="Standard">
      <loext:graphic-properties draw:fill="none"/>
      <style:paragraph-properties fo:margin-left="0.9366in" fo:margin-right="0.8752in" fo:line-height="115%" fo:text-align="start" style:justify-single-word="false" fo:text-indent="0in" style:auto-text-indent="false" fo:background-color="transparent"/>
      <style:text-properties style:font-name="Bangkok" fo:font-size="12pt" officeooo:rsid="00136c3d" officeooo:paragraph-rsid="00136c3d" style:font-size-asian="12pt" style:font-size-complex="12pt"/>
    </style:style>
    <style:style style:name="P6" style:family="paragraph" style:parent-style-name="Standard">
      <loext:graphic-properties draw:fill="none"/>
      <style:paragraph-properties fo:margin-left="0.9366in" fo:margin-right="0.8752in" fo:line-height="115%" fo:text-align="center" style:justify-single-word="false" fo:text-indent="0in" style:auto-text-indent="false" fo:background-color="transparent"/>
      <style:text-properties officeooo:rsid="00136c3d" officeooo:paragraph-rsid="00136c3d"/>
    </style:style>
    <style:style style:name="P7" style:family="paragraph" style:parent-style-name="Standard" style:master-page-name="">
      <loext:graphic-properties draw:fill="none"/>
      <style:paragraph-properties fo:margin-left="0.9366in" fo:margin-right="0.8752in" fo:line-height="115%" fo:text-align="start" style:justify-single-word="false" fo:text-indent="0in" style:auto-text-indent="false" style:page-number="auto" fo:background-color="transparent"/>
      <style:text-properties style:font-name="Bangkok" fo:font-size="12pt" officeooo:rsid="0011efd4" officeooo:paragraph-rsid="0012a461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officeooo:rsid="00136c3d"/>
    </style:style>
    <style:style style:name="T3" style:family="text">
      <style:text-properties style:font-name="Bangkok" fo:font-size="12pt" style:font-size-asian="12pt" style:font-size-complex="12pt"/>
    </style:style>
    <style:style style:name="T4" style:family="text">
      <style:text-properties style:font-name="Bangkok" fo:font-size="12pt" officeooo:rsid="0013fa3d" style:font-size-asian="12pt" style:font-size-complex="12pt"/>
    </style:style>
    <style:style style:name="T5" style:family="text">
      <style:text-properties officeooo:rsid="0013fa3d"/>
    </style:style>
    <style:style style:name="T6" style:family="text">
      <style:text-properties officeooo:rsid="001420d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vitation</text:p>
      <text:p text:style-name="P7"/>
      <text:p text:style-name="P3">We cordially invite you to an unforgettable night of music and holiday warmth. <text:s/>We will be holding our second Christmas House Concert and Pot Luck Feast on Saturday December 16<text:span text:style-name="T1">th</text:span>. <text:s/>We have prepared an enjoyable musical presentation and we hope for your participation. <text:s/><text:span text:style-name="T6">As </text:span>everyone contributes <text:span text:style-name="T5">their</text:span> creative <text:span text:style-name="T6">culinary specialty</text:span>, the evening <text:span text:style-name="T2">becomes</text:span> <text:span text:style-name="T5">even more</text:span> <text:span text:style-name="T5">of a </text:span>special <text:span text:style-name="T5">holiday event</text:span>. <text:span text:style-name="T5">This will truly be A Christmas Concert</text:span> <text:span text:style-name="T5">to Remember.</text:span></text:p>
      <text:p text:style-name="P5"/>
      <text:p text:style-name="P5"/>
      <text:p text:style-name="P5">Dress Code <text:tab/><text:tab/>Men: No Shorts</text:p>
      <text:p text:style-name="P5"><text:tab/><text:tab/><text:tab/>Women: Think Elegant</text:p>
      <text:p text:style-name="P4"/>
      <text:p text:style-name="P2"><text:span text:style-name="T3">Seating is limited so </text:span><text:span text:style-name="T4">please</text:span><text:span text:style-name="T3"> RSVP as soon as possible.</text:span> <text:s/></text:p>
      <text:p text:style-name="P2"/>
      <text:p text:style-name="P2"/>
      <text:p text:style-name="P6">Thank You<text:tab/></text:p>
      <text:p text:style-name="P6">JC, HyeYeon, <text:span text:style-name="T5">&amp; Nathaniel</text:span> Clar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DECODE" svg:font-family="'AR DECODE'" style:font-pitch="variable"/>
    <style:font-face style:name="Bangkok" svg:font-family="Bangko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09:52:24.301282266</meta:creation-date>
    <dc:date>2017-12-03T22:54:53.503294569</dc:date>
    <meta:editing-duration>PT6M33S</meta:editing-duration>
    <meta:editing-cycles>4</meta:editing-cycles>
    <meta:generator>LibreOffice/5.2.6.2$Linux_X86_64 LibreOffice_project/a3100ed2409ebf1c212f5048fbe377c281438fdc</meta:generator>
    <meta:document-statistic meta:table-count="0" meta:image-count="0" meta:object-count="0" meta:page-count="1" meta:paragraph-count="7" meta:word-count="95" meta:character-count="593" meta:non-whitespace-character-count="494"/>
  </office:meta>
</office:document-meta>
</file>